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loext:decorative="fals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4" style:family="graphic" style:parent-style-name="standard">
      <style:graphic-properties draw:fill-color="#0000ff" draw:textarea-horizontal-align="justify" draw:textarea-vertical-align="middle" draw:auto-grow-height="false" loext:decorative="false"/>
    </style:style>
    <style:style style:name="gr5" style:family="graphic" style:parent-style-name="standard">
      <style:graphic-properties draw:fill-color="#0000ff" draw:textarea-horizontal-align="justify" draw:textarea-vertical-align="middle" draw:auto-grow-height="false" loext:decorative="false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loext:decorative="false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loext:decorative="false"/>
      <style:paragraph-properties style:writing-mode="lr-tb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 loext:decorative="false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loext:decorative="false"/>
      <style:paragraph-properties style:writing-mode="lr-tb"/>
    </style:style>
    <style:style style:name="gr10" style:family="graphic" style:parent-style-name="standard">
      <style:graphic-properties draw:fill-color="#00ff00" draw:textarea-horizontal-align="justify" draw:textarea-vertical-align="middle" draw:auto-grow-height="false" loext:decorative="false"/>
    </style:style>
    <style:style style:name="gr11" style:family="graphic" style:parent-style-name="standard">
      <style:graphic-properties draw:fill-color="#00ff00" draw:textarea-horizontal-align="justify" draw:textarea-vertical-align="middle" draw:auto-grow-height="false" loext:decorative="false"/>
      <style:paragraph-properties style:writing-mode="lr-tb"/>
    </style:style>
    <style:style style:name="gr12" style:family="graphic" style:parent-style-name="standard">
      <style:graphic-properties draw:fill-color="#ff00ff" draw:textarea-horizontal-align="justify" draw:textarea-vertical-align="middle" draw:auto-grow-height="false" loext:decorative="false"/>
    </style:style>
    <style:style style:name="gr13" style:family="graphic" style:parent-style-name="standard">
      <style:graphic-properties draw:fill-color="#ff00ff" draw:textarea-horizontal-align="justify" draw:textarea-vertical-align="middle" draw:auto-grow-height="false" loext:decorative="false"/>
      <style:paragraph-properties style:writing-mode="lr-tb"/>
    </style:style>
    <style:style style:name="gr14" style:family="graphic" style:parent-style-name="standard">
      <style:graphic-properties draw:fill-color="#ffb515" draw:textarea-horizontal-align="justify" draw:textarea-vertical-align="middle" draw:auto-grow-height="false" loext:decorative="false"/>
    </style:style>
    <style:style style:name="gr15" style:family="graphic" style:parent-style-name="standard">
      <style:graphic-properties draw:fill-color="#ffb515" draw:textarea-horizontal-align="justify" draw:textarea-vertical-align="middle" draw:auto-grow-height="false" loext:decorative="false"/>
      <style:paragraph-properties style:writing-mode="lr-tb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loext:decorative="false"/>
      <style:paragraph-properties style:writing-mode="lr-tb"/>
    </style:style>
    <style:style style:name="gr20" style:family="graphic" style:parent-style-name="standard">
      <style:graphic-properties draw:fill-color="#944794" draw:textarea-horizontal-align="justify" draw:textarea-vertical-align="middle" draw:auto-grow-height="false" loext:decorative="false"/>
    </style:style>
    <style:style style:name="gr21" style:family="graphic" style:parent-style-name="standard">
      <style:graphic-properties draw:fill-color="#944794" draw:textarea-horizontal-align="justify" draw:textarea-vertical-align="middle" draw:auto-grow-height="false" loext:decorative="false"/>
      <style:paragraph-properties style:writing-mode="lr-tb"/>
    </style:style>
    <style:style style:name="gr22" style:family="graphic">
      <style:graphic-properties style:writing-mode="lr-tb" loext:decorative="false"/>
    </style:style>
    <style:style style:name="gr23" style:family="graphic" style:parent-style-name="standard">
      <style:graphic-properties draw:fill="solid" draw:fill-color="#eeeeee" draw:textarea-horizontal-align="justify" draw:textarea-vertical-align="middle" draw:auto-grow-height="false" fo:min-height="0.339cm" fo:min-width="0.154cm" style:writing-mode="lr-tb" loext:decorative="false"/>
      <style:paragraph-properties style:writing-mode="lr-tb"/>
    </style:style>
    <style:style style:name="gr24" style:family="graphic" style:parent-style-name="text">
      <style:graphic-properties draw:textarea-horizontal-align="justify" draw:textarea-vertical-align="middle" draw:auto-grow-height="false" fo:min-height="0.339cm" fo:min-width="0.154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cm" loext:decorative="false"/>
      <style:paragraph-properties style:writing-mode="lr-tb"/>
    </style:style>
    <style:style style:name="gr29" style:family="graphic" style:parent-style-name="standard">
      <style:graphic-properties draw:fill-color="#ff0000" draw:textarea-horizontal-align="justify" draw:textarea-vertical-align="middle" draw:auto-grow-height="false" fo:min-height="0.75cm" fo:min-width="0.5cm" loext:decorative="false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.75cm" fo:min-width="0.5cm" loext:decorative="false"/>
    </style:style>
    <style:style style:name="gr31" style:family="graphic" style:parent-style-name="standard">
      <style:graphic-properties draw:fill-color="#ff00ff" draw:textarea-horizontal-align="justify" draw:textarea-vertical-align="middle" draw:auto-grow-height="false" fo:min-height="0.75cm" fo:min-width="0.5cm" loext:decorative="false"/>
    </style:style>
    <style:style style:name="gr32" style:family="graphic" style:parent-style-name="standard">
      <style:graphic-properties draw:fill-color="#0000ff" draw:textarea-horizontal-align="justify" draw:textarea-vertical-align="middle" draw:auto-grow-height="false" fo:min-height="0.75cm" fo:min-width="0.5cm" loext:decorative="false"/>
    </style:style>
    <style:style style:name="gr33" style:family="graphic" style:parent-style-name="standard">
      <style:graphic-properties draw:fill-color="#00ff00" draw:textarea-horizontal-align="justify" draw:textarea-vertical-align="middle" draw:auto-grow-height="false" fo:min-height="0.75cm" fo:min-width="0.5cm" loext:decorative="false"/>
    </style:style>
    <style:style style:name="gr34" style:family="graphic" style:parent-style-name="standard">
      <style:graphic-properties draw:fill-color="#00ffff" draw:textarea-horizontal-align="justify" draw:textarea-vertical-align="middle" draw:auto-grow-height="false" fo:min-height="0.75cm" fo:min-width="0.5cm" loext:decorative="false"/>
    </style:style>
    <style:style style:name="gr35" style:family="graphic" style:parent-style-name="standard">
      <style:graphic-properties draw:fill-color="#808080" draw:textarea-horizontal-align="justify" draw:textarea-vertical-align="middle" draw:auto-grow-height="false" fo:min-height="0.75cm" fo:min-width="0.5cm" loext:decorative="false"/>
    </style:style>
    <style:style style:name="gr36" style:family="graphic" style:parent-style-name="standard">
      <style:graphic-properties draw:fill-color="#ff0000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37" style:family="graphic" style:parent-style-name="standard">
      <style:graphic-properties draw:fill-color="#ffff00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38" style:family="graphic" style:parent-style-name="standard">
      <style:graphic-properties draw:fill-color="#ff00ff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39" style:family="graphic" style:parent-style-name="standard">
      <style:graphic-properties draw:fill-color="#0000ff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40" style:family="graphic" style:parent-style-name="standard">
      <style:graphic-properties draw:fill-color="#00ff00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41" style:family="graphic" style:parent-style-name="standard">
      <style:graphic-properties draw:fill-color="#00ffff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42" style:family="graphic" style:parent-style-name="standard">
      <style:graphic-properties draw:fill-color="#808080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ff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00ffff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ff"/>
      <style:paragraph-properties fo:text-align="center"/>
    </style:style>
    <style:style style:name="P9" style:family="paragraph">
      <loext:graphic-properties draw:fill-color="#ffb515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-color="#944794"/>
      <style:paragraph-properties fo:text-align="center"/>
    </style:style>
    <style:style style:name="P12" style:family="paragraph">
      <style:paragraph-properties fo:text-align="center"/>
      <style:text-properties fo:font-size="10.5pt" style:font-size-asian="10.5pt" style:font-size-complex="10.5pt"/>
    </style:style>
    <style:style style:name="P13" style:family="paragraph">
      <loext:graphic-properties draw:fill="solid" draw:fill-color="#eeeeee"/>
      <style:paragraph-properties fo:text-align="center" style:writing-mode="lr-tb"/>
      <style:text-properties fo:font-size="10.5pt" style:font-size-asian="10.5pt" style:font-size-complex="10.5pt"/>
    </style:style>
    <style:style style:name="P14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038cm" svg:height="0.935cm" svg:x="5.062cm" svg:y="2.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038cm" svg:height="0.935cm" svg:x="5.062cm" svg:y="3.635cm">
          <text:p text:style-name="P2">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038cm" svg:height="0.935cm" svg:x="5.062cm" svg:y="4.5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038cm" svg:height="0.935cm" svg:x="4.285cm" svg:y="5.0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0.853cm" svg:height="0.962cm" svg:x="4.932cm" svg:y="1.6cm">
          <draw:text-box>
            <text:p>2</text:p>
          </draw:text-box>
        </draw:frame>
        <draw:custom-shape draw:style-name="gr4" draw:text-style-name="P4" draw:layer="layout" svg:width="1.038cm" svg:height="0.935cm" svg:x="11.577cm" svg:y="2.6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draw:layer="layout" svg:width="1.038cm" svg:height="0.935cm" svg:x="11.577cm" svg:y="3.6cm">
          <text:p text:style-name="P2">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1.038cm" svg:height="0.935cm" svg:x="10.8cm" svg:y="4.0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1.038cm" svg:height="0.935cm" svg:x="10.8cm" svg:y="4.9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0.853cm" svg:height="0.962cm" svg:x="11.347cm" svg:y="1.565cm">
          <draw:text-box>
            <text:p>4</text:p>
          </draw:text-box>
        </draw:frame>
        <draw:custom-shape draw:style-name="gr6" draw:text-style-name="P5" draw:layer="layout" svg:width="1.038cm" svg:height="0.935cm" svg:x="1.8cm" svg:y="2.6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5" draw:layer="layout" svg:width="1.038cm" svg:height="0.935cm" svg:x="1.8cm" svg:y="3.6cm">
          <text:p text:style-name="P2">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5" draw:layer="layout" svg:width="1.038cm" svg:height="0.935cm" svg:x="1.8cm" svg:y="4.5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5" draw:layer="layout" svg:width="1.038cm" svg:height="0.935cm" svg:x="1.823cm" svg:y="5.4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0.853cm" svg:height="0.962cm" svg:x="1.87cm" svg:y="1.565cm">
          <draw:text-box>
            <text:p>1</text:p>
          </draw:text-box>
        </draw:frame>
        <draw:custom-shape draw:style-name="gr8" draw:text-style-name="P6" draw:layer="layout" svg:width="1.038cm" svg:height="0.935cm" svg:x="12.862cm" svg:y="9.69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6" draw:layer="layout" svg:width="1.038cm" svg:height="0.935cm" svg:x="12.062cm" svg:y="9.23cm">
          <text:p text:style-name="P2">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6" draw:layer="layout" svg:width="1.038cm" svg:height="0.935cm" svg:x="12.062cm" svg:y="10.1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6" draw:layer="layout" svg:width="1.038cm" svg:height="0.935cm" svg:x="11.262cm" svg:y="9.69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0.853cm" svg:height="0.962cm" svg:x="12.132cm" svg:y="7.195cm">
          <draw:text-box>
            <text:p>9</text:p>
          </draw:text-box>
        </draw:frame>
        <draw:custom-shape draw:style-name="gr10" draw:text-style-name="P7" draw:layer="layout" svg:width="1.038cm" svg:height="0.935cm" svg:x="14.377cm" svg:y="2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7" draw:layer="layout" svg:width="1.038cm" svg:height="0.935cm" svg:x="14.377cm" svg:y="3.535cm">
          <text:p text:style-name="P2">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7" draw:layer="layout" svg:width="1.038cm" svg:height="0.935cm" svg:x="15.162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7" draw:layer="layout" svg:width="1.038cm" svg:height="0.935cm" svg:x="15.162cm" svg:y="4.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0.853cm" svg:height="0.962cm" svg:x="14.747cm" svg:y="1.5cm">
          <draw:text-box>
            <text:p>5</text:p>
          </draw:text-box>
        </draw:frame>
        <draw:custom-shape draw:style-name="gr12" draw:text-style-name="P8" draw:layer="layout" svg:width="1.038cm" svg:height="0.935cm" svg:x="7.577cm" svg:y="2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8" draw:layer="layout" svg:width="1.038cm" svg:height="0.935cm" svg:x="7.577cm" svg:y="3.535cm">
          <text:p text:style-name="P2">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8" draw:layer="layout" svg:width="1.038cm" svg:height="0.935cm" svg:x="7.577cm" svg:y="4.4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8" draw:layer="layout" svg:width="1.038cm" svg:height="0.935cm" svg:x="8.362cm" svg:y="4.9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0.853cm" svg:height="0.962cm" svg:x="8.047cm" svg:y="1.5cm">
          <draw:text-box>
            <text:p>3</text:p>
          </draw:text-box>
        </draw:frame>
        <draw:custom-shape draw:style-name="gr14" draw:text-style-name="P9" draw:layer="layout" svg:width="1.038cm" svg:height="0.935cm" svg:x="8.262cm" svg:y="8.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5" draw:text-style-name="P9" draw:layer="layout" svg:width="1.038cm" svg:height="0.935cm" svg:x="8.262cm" svg:y="9.835cm">
          <text:p text:style-name="P2">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9" draw:layer="layout" svg:width="1.038cm" svg:height="0.935cm" svg:x="9.062cm" svg:y="10.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9" draw:layer="layout" svg:width="1.038cm" svg:height="0.935cm" svg:x="7.462cm" svg:y="10.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0.853cm" svg:height="0.962cm" svg:x="8.332cm" svg:y="7.3cm">
          <draw:text-box>
            <text:p>8</text:p>
          </draw:text-box>
        </draw:frame>
        <draw:custom-shape draw:style-name="gr16" draw:text-style-name="P10" draw:layer="layout" svg:width="1.038cm" svg:height="0.935cm" svg:x="15.762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10" draw:layer="layout" svg:width="1.038cm" svg:height="0.935cm" svg:x="14.962cm" svg:y="8.9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10" draw:layer="layout" svg:width="1.038cm" svg:height="0.935cm" svg:x="14.962cm" svg:y="9.9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10" draw:layer="layout" svg:width="1.038cm" svg:height="0.935cm" svg:x="15.7cm" svg:y="10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7" draw:text-style-name="P3" draw:layer="layout" svg:width="1.205cm" svg:height="0.962cm" svg:x="15.432cm" svg:y="7.3cm">
          <draw:text-box>
            <text:p>10</text:p>
          </draw:text-box>
        </draw:frame>
        <draw:custom-shape draw:style-name="gr18" draw:text-style-name="P2" draw:layer="layout" svg:width="1.038cm" svg:height="0.935cm" svg:x="2cm" svg:y="8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9" draw:text-style-name="P2" draw:layer="layout" svg:width="1.038cm" svg:height="0.935cm" svg:x="2cm" svg:y="9.735cm">
          <text:p text:style-name="P2">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8" draw:text-style-name="P2" draw:layer="layout" svg:width="1.038cm" svg:height="0.935cm" svg:x="2cm" svg:y="10.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8" draw:text-style-name="P2" draw:layer="layout" svg:width="1.038cm" svg:height="0.935cm" svg:x="1.2cm" svg:y="10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0.853cm" svg:height="0.962cm" svg:x="1.87cm" svg:y="7.3cm">
          <draw:text-box>
            <text:p>6</text:p>
          </draw:text-box>
        </draw:frame>
        <draw:custom-shape draw:style-name="gr20" draw:text-style-name="P11" draw:layer="layout" svg:width="1.038cm" svg:height="0.935cm" svg:x="4.73cm" svg:y="8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11" draw:layer="layout" svg:width="1.038cm" svg:height="0.935cm" svg:x="4.73cm" svg:y="9.735cm">
          <text:p text:style-name="P2">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11" draw:layer="layout" svg:width="1.038cm" svg:height="0.935cm" svg:x="4.73cm" svg:y="10.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11" draw:layer="layout" svg:width="1.038cm" svg:height="0.935cm" svg:x="5.515cm" svg:y="10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0.853cm" svg:height="0.962cm" svg:x="4.6cm" svg:y="7.3cm">
          <draw:text-box>
            <text:p>7</text:p>
          </draw:text-box>
        </draw:frame>
        <draw:g draw:style-name="gr22">
          <draw:custom-shape draw:style-name="gr23" draw:text-style-name="P13" draw:layer="layout" svg:width="1.038cm" svg:height="0.935cm" svg:x="-2.818cm" svg:y="4.215cm">
            <text:p text:style-name="P12"><text:span text:style-name="T1">2,1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2.818cm" svg:y="5.15cm">
            <text:p text:style-name="P12"><text:span text:style-name="T1">1,1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2.038cm" svg:y="4.685cm">
            <text:p text:style-name="P12"><text:span text:style-name="T1">2,2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4.378cm" svg:y="4.215cm">
            <text:p text:style-name="P12"><text:span text:style-name="T1">2,11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4.378cm" svg:y="5.15cm">
            <text:p text:style-name="P12"><text:span text:style-name="T1">1,5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3.598cm" svg:y="3.75cm">
            <text:p text:style-name="P12"><text:span text:style-name="T1">2,0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3.598cm" svg:y="4.685cm">
            <text:p text:style-name="P12"><text:span text:style-name="T1">1,0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5.158cm" svg:y="4.685cm">
            <text:p text:style-name="P12"><text:span text:style-name="T1">2,10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2.82cm" svg:y="6.085cm">
            <text:p text:style-name="P12"><text:span text:style-name="T1">1,2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2.82cm" svg:y="7.02cm">
            <text:p text:style-name="P12"><text:span text:style-name="T1">2,5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2.04cm" svg:y="5.62cm">
            <text:p text:style-name="P12"><text:span text:style-name="T1">2,3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2.04cm" svg:y="6.555cm">
            <text:p text:style-name="P12"><text:span text:style-name="T1">2,4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3.598cm" svg:y="7.49cm">
            <text:p text:style-name="P12"><text:span text:style-name="T1">2,6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4.38cm" svg:y="6.085cm">
            <text:p text:style-name="P12"><text:span text:style-name="T1">1,4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4.38cm" svg:y="7.02cm">
            <text:p text:style-name="P12"><text:span text:style-name="T1">2,7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4" draw:text-style-name="P14" draw:layer="layout" svg:width="1.038cm" svg:height="0.935cm" svg:x="-3.6cm" svg:y="5.62cm">
            <text:p text:style-name="P12"><text:span text:style-name="T1">r,a</text:span></text:p>
            <text:p text:style-name="P12"><text:span text:style-name="T1">0,0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3.6cm" svg:y="6.555cm">
            <text:p text:style-name="P12"><text:span text:style-name="T1">1,3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5.16cm" svg:y="5.62cm">
            <text:p text:style-name="P12"><text:span text:style-name="T1">2,9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text-style-name="P13" draw:layer="layout" svg:width="1.038cm" svg:height="0.935cm" svg:x="-5.16cm" svg:y="6.555cm">
            <text:p text:style-name="P12"><text:span text:style-name="T1">2,8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25" draw:text-style-name="P16" draw:layer="layout" svg:width="1cm" svg:height="1cm" svg:x="-2cm" svg:y="19cm">
          <text:p text:style-name="P15"><text:span text:style-name="T2">2,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1cm" svg:height="1cm" svg:x="-3cm" svg:y="19cm">
          <text:p text:style-name="P15"><text:span text:style-name="T2">2,1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3cm" svg:y="20cm">
          <text:p text:style-name="P15"><text:span text:style-name="T2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1cm" svg:height="1cm" svg:x="-2cm" svg:y="20cm">
          <text:p text:style-name="P15"><text:span text:style-name="T2">2,3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4cm" svg:y="19cm">
          <text:p text:style-name="P15"><text:span text:style-name="T2">2,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5cm" svg:y="19cm">
          <text:p text:style-name="P15"><text:span text:style-name="T2">2,15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5cm" svg:y="20cm">
          <text:p text:style-name="P15"><text:span text:style-name="T2">1,7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4cm" svg:y="20cm">
          <text:p text:style-name="P15"><text:span text:style-name="T2">1,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6cm" svg:y="19cm">
          <text:p text:style-name="P15"><text:span text:style-name="T2">2,14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6cm" svg:y="20cm">
          <text:p text:style-name="P15"><text:span text:style-name="T2">2,13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2cm" svg:y="21cm">
          <text:p text:style-name="P15"><text:span text:style-name="T2">2,4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3cm" svg:y="21cm">
          <text:p text:style-name="P15"><text:span text:style-name="T2">1,2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3cm" svg:y="22cm">
          <text:p text:style-name="P15"><text:span text:style-name="T2">1,3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2cm" svg:y="22cm">
          <text:p text:style-name="P15"><text:span text:style-name="T2">2,5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4cm" svg:y="21cm">
          <text:p text:style-name="P15"><text:span text:style-name="T2">0,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5cm" svg:y="21cm">
          <text:p text:style-name="P15"><text:span text:style-name="T2">1,6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5cm" svg:y="22cm">
          <text:p text:style-name="P15"><text:span text:style-name="T2">1,5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4cm" svg:y="22cm">
          <text:p text:style-name="P15"><text:span text:style-name="T2">1,4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6cm" svg:y="21cm">
          <text:p text:style-name="P15"><text:span text:style-name="T2">2,12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6cm" svg:y="22cm">
          <text:p text:style-name="P15"><text:span text:style-name="T2">2,11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2cm" svg:y="23cm">
          <text:p text:style-name="P15"><text:span text:style-name="T2">2,6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3cm" svg:y="23cm">
          <text:p text:style-name="P15"><text:span text:style-name="T2">2,7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4cm" svg:y="23cm">
          <text:p text:style-name="P15"><text:span text:style-name="T2">2,8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5cm" svg:y="23cm">
          <text:p text:style-name="P15"><text:span text:style-name="T2">2,9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cm" svg:height="1cm" svg:x="-6cm" svg:y="23cm">
          <text:p text:style-name="P15"><text:span text:style-name="T2">2,10</text:span></text:p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1.455cm" svg:height="0.962cm" svg:x="3.795cm" svg:y="13.788cm">
          <draw:text-box>
            <text:p>12</text:p>
          </draw:text-box>
        </draw:frame>
        <draw:frame draw:style-name="gr3" draw:text-style-name="P3" draw:layer="layout" svg:width="1.205cm" svg:height="0.962cm" svg:x="10.795cm" svg:y="13.748cm">
          <draw:text-box>
            <text:p>14</text:p>
          </draw:text-box>
        </draw:frame>
        <draw:frame draw:style-name="gr3" draw:text-style-name="P3" draw:layer="layout" svg:width="1.162cm" svg:height="0.962cm" svg:x="1.52cm" svg:y="13.75cm">
          <draw:text-box>
            <text:p>11</text:p>
          </draw:text-box>
        </draw:frame>
        <draw:frame draw:style-name="gr3" draw:text-style-name="P3" draw:layer="layout" svg:width="1.205cm" svg:height="0.962cm" svg:x="5.332cm" svg:y="17.5cm">
          <draw:text-box>
            <text:p>15</text:p>
          </draw:text-box>
        </draw:frame>
        <draw:frame draw:style-name="gr3" draw:text-style-name="P3" draw:layer="layout" svg:width="1.205cm" svg:height="0.962cm" svg:x="11.497cm" svg:y="17.495cm">
          <draw:text-box>
            <text:p>17</text:p>
          </draw:text-box>
        </draw:frame>
        <draw:frame draw:style-name="gr27" draw:text-style-name="P3" draw:layer="layout" svg:width="1.5cm" svg:height="0.962cm" svg:x="7.25cm" svg:y="13.645cm">
          <draw:text-box>
            <text:p>13</text:p>
          </draw:text-box>
        </draw:frame>
        <draw:frame draw:style-name="gr28" draw:text-style-name="P3" draw:layer="layout" svg:width="1.205cm" svg:height="0.962cm" svg:x="7.9cm" svg:y="17.548cm">
          <draw:text-box>
            <text:p>16</text:p>
          </draw:text-box>
        </draw:frame>
        <draw:custom-shape draw:style-name="gr29" draw:text-style-name="P5" draw:layer="layout" svg:width="1cm" svg:height="1cm" svg:x="1.5cm" svg:y="14.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cm" svg:height="1cm" svg:x="3cm" svg:y="1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1cm" svg:x="6.5cm" svg:y="1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cm" svg:height="1cm" svg:x="10.5cm" svg:y="14.7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cm" svg:height="1cm" svg:x="10.5cm" svg:y="19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cm" svg:height="1cm" svg:x="5.75cm" svg:y="18.5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1cm" svg:height="1cm" svg:x="7.4cm" svg:y="18.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cm" svg:height="1cm" svg:x="1.5cm" svg:y="17.7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cm" svg:height="1cm" svg:x="1.5cm" svg:y="16.7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1cm" svg:height="1cm" svg:x="1.5cm" svg:y="15.79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cm" svg:height="1cm" svg:x="5cm" svg:y="15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cm" svg:height="1cm" svg:x="5cm" svg:y="14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cm" svg:height="1cm" svg:x="4cm" svg:y="14.75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1cm" svg:x="8.5cm" svg:y="14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1cm" svg:height="1cm" svg:x="7.5cm" svg:y="14.75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cm" svg:height="1cm" svg:x="6.5cm" svg:y="15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cm" svg:height="1cm" svg:x="11.5cm" svg:y="14.71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cm" svg:height="1cm" svg:x="11.5cm" svg:y="15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cm" svg:height="1cm" svg:x="12.5cm" svg:y="15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cm" svg:height="1cm" svg:x="11.5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7" draw:layer="layout" svg:width="1cm" svg:height="1cm" svg:x="11.5cm" svg:y="18.5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cm" svg:height="1cm" svg:x="12.5cm" svg:y="18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1cm" svg:height="1cm" svg:x="4.75cm" svg:y="18.56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cm" svg:height="1cm" svg:x="4.75cm" svg:y="19.5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cm" svg:height="1cm" svg:x="5.75cm" svg:y="19.5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1cm" svg:height="1cm" svg:x="7.4cm" svg:y="20.5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1cm" svg:height="1cm" svg:x="8.4cm" svg:y="19.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1cm" svg:height="1cm" svg:x="7.4cm" svg:y="19.51cm">
          <text:p text:style-name="P2">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urent Lécluse</meta:initial-creator>
    <meta:creation-date>2011-03-13T11:56:47</meta:creation-date>
    <dc:date>2024-03-02T22:12:11.121200204</dc:date>
    <meta:editing-duration>PT3H52M7S</meta:editing-duration>
    <meta:editing-cycles>12</meta:editing-cycles>
    <meta:generator>LibreOffice/7.6.4.1$Linux_X86_64 LibreOffice_project/60$Build-1</meta:generator>
    <meta:document-statistic meta:object-count="130"/>
  </office:meta>
</office:document-meta>
</file>